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Manual</text:h>
          <text:p text:style-name="Text_20_body"/>
          <text:p text:style-name="Text_20_body_20_indent_20_Organon">Extension for LibreOffice (LO) and OpenOffice (OO)</text:p>
          <text:p text:style-name="P2">testet with: </text:p>
          <text:p text:style-name="P2"><text:tab/>Win7 (LO 4.3.5.2 und OO 4.1.1) </text:p>
          <text:p text:style-name="P2"><text:tab/>Ubuntu 14.04 (LO 4.2.8.2), </text:p>
          <text:p text:style-name="P2"><text:tab/>Kubuntu 14.04 KDE 4.13.3 (LO 4.2.7.2, OO 4.1.1)</text:p>
          <text:p text:style-name="P2"><text:tab/>not testet for Mac</text:p>
          <text:p text:style-name="Text_20_body_20_indent_20_Organon"/>
          <text:p text:style-name="Text_20_body_20_indent_20_Organon"/>
          <text:p text:style-name="Text_20_body_20_indent_20_Organon"><text:span text:style-name="T1">Please note</text:span>: This is a beta version.</text:p>
          <text:p text:style-name="Text_20_body_20_indent"/>
          <text:p text:style-name="Text_20_body_20_indent"/>
          <text:p text:style-name="P1">Organon is an organisation </text:p>
          <text:p text:style-name="P1">and navigation-tool for </text:p>
          <text:p text:style-name="P1">OpenOffice and LibreOffice. </text:p>
          <text:p text:style-name="P1"/>
          <text:p text:style-name="P1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_20_body_20_indent_20_Organon">The source code of Organon can be found at:</text:p>
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_20_body_20_indent_20_Organon">Known issues are listed here:</text:p>
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6" meta:word-count="66" meta:character-count="469"/>
    <dc:date>2015-06-29T12:37:53.59</dc:date>
    <meta:editing-duration>P0D</meta:editing-duration>
    <meta:editing-cycles>1</meta:editing-cycles>
    <meta:generator>OpenOffice/4.1.1$Win32 OpenOffice.org_project/411m6$Build-9775</meta:generator>
  </office:meta>
</office:document-meta>
</file>